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8.7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 virtud 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 petición 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r razón(es) 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or causa(s) 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los efectos d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 propuesta d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 acuerdo c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or el q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ener en cuenta que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table:formula="of:=[.B12]/([.B12]+[.C12])" office:value-type="float" office:value="0.936170212765957" calcext:value-type="float">
            <text:p>0,9361702128</text:p>
          </table:table-cell>
          <table:table-cell table:formula="of:=[.B12]/([.B12]+[.D12])" office:value-type="float" office:value="0.488888888888889" calcext:value-type="float">
            <text:p>0,4888888889</text:p>
          </table:table-cell>
          <table:table-cell office:value-type="float" office:value="642" calcext:value-type="float">
            <text:p>6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4-30T18:25:10.772379083</dc:date>
    <meta:editing-duration>PT2M38S</meta:editing-duration>
    <meta:editing-cycles>1</meta:editing-cycles>
    <meta:document-statistic meta:table-count="1" meta:cell-count="50" meta:object-count="0"/>
  </office:meta>
</office:document-meta>
</file>